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0">
            <text:p>Poz-1516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4440.0">
            <text:p>44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44">
            <text:p>-2.44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8">
            <text:p>Poz-1515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75">
            <text:p>-4.87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7">
            <text:p>Poz-15157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880.0">
            <text:p>5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2">
            <text:p>-4.52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1">
            <text:p>Poz-1516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6050.0">
            <text:p>6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805">
            <text:p>-3.805</text:p>
          </table:table-cell>
          <table:table-cell office:value-type="float" office:value="0.01802783958243472">
            <text:p>0.01802783958243472</text:p>
          </table:table-cell>
          <table:table-cell office:value-type="float" office:value="0.01802783958243472">
            <text:p>0.01802783958243472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2">
            <text:p>Poz-185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260.0">
            <text:p>52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3">
            <text:p>Poz-15153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7">
            <text:p>-1.27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2">
            <text:p>Poz-1515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1510.0">
            <text:p>1510.0</text:p>
          </table:table-cell>
          <table:table-cell office:value-type="float" office:value="30.0">
            <text:p>30.0</text:p>
          </table:table-cell>
          <table:table-cell office:value-type="string" office:value="Unio. Pisidium &amp; Sphaerium">
            <text:p>Unio. Pisidium &amp; Sphaer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35">
            <text:p>-1.13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1">
            <text:p>Poz-1515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05.0">
            <text:p>200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95">
            <text:p>-1.19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0">
            <text:p>Poz-1515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75.0">
            <text:p>2575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8">
            <text:p>Poz-15148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Pisidium shells">
            <text:p>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7">
            <text:p>Poz-151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765.0">
            <text:p>276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6">
            <text:p>Poz-1514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325.0">
            <text:p>1325.0</text:p>
          </table:table-cell>
          <table:table-cell office:value-type="float" office:value="30.0">
            <text:p>30.0</text:p>
          </table:table-cell>
          <table:table-cell office:value-type="string" office:value="Viviparus. Dreissena&amp;Valvata">
            <text:p>Viviparus. Dreissena&amp;Valv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5">
            <text:p>Poz-1514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570.0">
            <text:p>1570.0</text:p>
          </table:table-cell>
          <table:table-cell office:value-type="float" office:value="30.0">
            <text:p>30.0</text:p>
          </table:table-cell>
          <table:table-cell office:value-type="string" office:value="Viviparus&amp;Pisidium shells">
            <text:p>Viviparus&amp;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45">
            <text:p>-1.04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28">
            <text:p>Poz-15128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55.0">
            <text:p>1655.0</text:p>
          </table:table-cell>
          <table:table-cell office:value-type="float" office:value="30.0">
            <text:p>30.0</text:p>
          </table:table-cell>
          <table:table-cell office:value-type="string" office:value="Dreissena shells">
            <text:p>Dreissen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15">
            <text:p>-1.2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6">
            <text:p>Poz-15116</text:p>
          </table:table-cell>
          <table:table-cell office:value-type="float" office:value="54.4">
            <text:p>54.4</text:p>
          </table:table-cell>
          <table:table-cell office:value-type="float" office:value="19.4">
            <text:p>19.4</text:p>
          </table:table-cell>
          <table:table-cell office:value-type="float" office:value="3295.0">
            <text:p>3295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6">
            <text:p>Poz-1515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285.0">
            <text:p>42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9">
            <text:p>-2.0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4">
            <text:p>Poz-15154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50.0">
            <text:p>395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3">
            <text:p>Poz-15163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5370.0">
            <text:p>5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0">
            <text:p>Poz-1854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4">
            <text:p>-2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8">
            <text:p>Poz-51378</text:p>
          </table:table-cell>
          <table:table-cell office:value-type="float" office:value="54.34">
            <text:p>54.34</text:p>
          </table:table-cell>
          <table:table-cell office:value-type="float" office:value="19.22">
            <text:p>19.22</text:p>
          </table:table-cell>
          <table:table-cell office:value-type="float" office:value="3645.0">
            <text:p>36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5">
            <text:p>-0.755</text:p>
          </table:table-cell>
          <table:table-cell office:value-type="float" office:value="0.014142206334585844">
            <text:p>0.014142206334585844</text:p>
          </table:table-cell>
          <table:table-cell office:value-type="float" office:value="0.014142206334585844">
            <text:p>0.014142206334585844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9">
            <text:p>Poz-51379</text:p>
          </table:table-cell>
          <table:table-cell office:value-type="float" office:value="54.35">
            <text:p>54.35</text:p>
          </table:table-cell>
          <table:table-cell office:value-type="float" office:value="19.34">
            <text:p>19.34</text:p>
          </table:table-cell>
          <table:table-cell office:value-type="float" office:value="4540.0">
            <text:p>45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9">
            <text:p>-1.2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9">
            <text:p>Poz-1853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45">
            <text:p>-1.54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8">
            <text:p>Poz-1853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915.0">
            <text:p>191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7">
            <text:p>-0.7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6">
            <text:p>Poz-1825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55.0">
            <text:p>205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15">
            <text:p>-0.9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4">
            <text:p>Poz-18254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560.0">
            <text:p>4560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65">
            <text:p>-2.65</text:p>
          </table:table-cell>
          <table:table-cell office:value-type="float" office:value="0.050990195135927854">
            <text:p>0.050990195135927854</text:p>
          </table:table-cell>
          <table:table-cell office:value-type="float" office:value="0.050990195135927854">
            <text:p>0.05099019513592785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3">
            <text:p>Poz-1825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">
            <text:p>-1.41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55.0">
            <text:p>1455.0</text:p>
          </table:table-cell>
          <table:table-cell office:value-type="float" office:value="30.0">
            <text:p>30.0</text:p>
          </table:table-cell>
          <table:table-cell office:value-type="string" office:value="Dreissena">
            <text:p>Dreisse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35">
            <text:p>-0.73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825.0">
            <text:p>4825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4">
            <text:p>-3.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5-">
            <text:p>Poz-15245-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3">
            <text:p>Poz-1854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130.0">
            <text:p>6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8">
            <text:p>-2.38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6">
            <text:p>Poz-1854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370.0">
            <text:p>2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4">
            <text:p>Poz-15244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670.0">
            <text:p>4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2">
            <text:p>Poz-152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285">
            <text:p>-5.28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1">
            <text:p>Poz-15241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2475.0">
            <text:p>24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5">
            <text:p>-1.15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5">
            <text:p>Poz-1511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770.0">
            <text:p>4770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00">
            <text:p>Poz-1520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9">
            <text:p>-0.9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9">
            <text:p>Poz-151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805.0">
            <text:p>3805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7">
            <text:p>Poz-15197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60.0">
            <text:p>4260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7">
            <text:p>Poz-185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8">
            <text:p>Poz-1859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25">
            <text:p>-5.525</text:p>
          </table:table-cell>
          <table:table-cell office:value-type="float" office:value="0.01802767317237585">
            <text:p>0.01802767317237585</text:p>
          </table:table-cell>
          <table:table-cell office:value-type="float" office:value="0.01802767317237585">
            <text:p>0.0180276731723758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9">
            <text:p>Poz-185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340.0">
            <text:p>33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01">
            <text:p>Poz-1860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15.0">
            <text:p>25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6">
            <text:p>-0.66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5">
            <text:p>Poz-1519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3690.0">
            <text:p>36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20">
            <text:p>Poz-18620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3">
            <text:p>Poz-15193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5220.0">
            <text:p>5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2">
            <text:p>Poz-1519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410.0">
            <text:p>44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2">
            <text:p>Poz-15162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130.0">
            <text:p>31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375">
            <text:p>-1.37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35">
            <text:p>Poz-1523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755.0">
            <text:p>375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1">
            <text:p>-1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6">
            <text:p>Poz-15196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lagoonal mud">
            <text:p>lagoonal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27">
            <text:p>-1.27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